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 officeooo:rsid="2edf004c"/>
    </style:style>
    <style:style style:name="T2" style:family="text">
      <style:text-properties style:text-underline-style="solid" style:text-underline-width="auto" style:text-underline-color="font-color" officeooo:rsid="12306769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officeooo:rsid="2edf004c"/>
    </style:style>
    <style:style style:name="T6" style:family="text">
      <style:text-properties officeooo:rsid="40139fc6"/>
    </style:style>
    <style:style style:name="T7" style:family="text">
      <style:text-properties officeooo:rsid="40246d4c"/>
    </style:style>
    <style:style style:name="T8" style:family="text">
      <style:text-properties officeooo:rsid="40246d4c" style:font-name-asian="Arial1"/>
    </style:style>
    <style:style style:name="T9" style:family="text">
      <style:text-properties officeooo:rsid="403e7900" style:font-name-asian="Arial1"/>
    </style:style>
    <style:style style:name="T10" style:family="text">
      <style:text-properties style:font-name="細明體" style:font-name-asian="細明體"/>
    </style:style>
    <style:style style:name="T11" style:family="text">
      <style:text-properties fo:color="#333333"/>
    </style:style>
    <style:style style:name="T12" style:family="text">
      <style:text-properties style:font-name="標楷體1" officeooo:rsid="4061364d"/>
    </style:style>
    <style:style style:name="T13" style:family="text">
      <style:text-properties style:font-name="標楷體1" style:font-name-asian="標楷體1"/>
    </style:style>
    <style:style style:name="T14" style:family="text">
      <style:text-properties style:font-name="標楷體1" officeooo:rsid="4062ffbb" style:font-name-asian="標楷體1"/>
    </style:style>
    <style:style style:name="T15" style:family="text">
      <style:text-properties style:font-name="標楷體1" officeooo:rsid="40748320" style:font-name-asian="標楷體1"/>
    </style:style>
    <style:style style:name="T16" style:family="text">
      <style:text-properties style:font-name="標楷體1" officeooo:rsid="4074a45a" style:font-name-asian="標楷體1"/>
    </style:style>
    <style:style style:name="T17" style:family="text">
      <style:text-properties style:font-name="標楷體1" officeooo:rsid="4062ffbb"/>
    </style:style>
    <style:style style:name="T18" style:family="text">
      <style:text-properties officeooo:rsid="4062ffbb"/>
    </style:style>
    <style:style style:name="T19" style:family="text">
      <style:text-properties officeooo:rsid="40635f85"/>
    </style:style>
    <style:style style:name="T20" style:family="text">
      <style:text-properties style:font-name-asian="Arial1"/>
    </style:style>
    <style:style style:name="T21" style:family="text">
      <style:text-properties officeooo:rsid="407a8245" style:font-name-asian="Arial1"/>
    </style:style>
    <style:style style:name="T22" style:family="text">
      <style:text-properties officeooo:rsid="40678fea"/>
    </style:style>
    <style:style style:name="T23" style:family="text">
      <style:text-properties style:font-name-asian="標楷體1"/>
    </style:style>
    <style:style style:name="T24" style:family="text">
      <style:text-properties officeooo:rsid="407a8245" style:font-name-asian="標楷體1"/>
    </style:style>
    <style:style style:name="T25" style:family="text">
      <style:text-properties officeooo:rsid="40748320"/>
    </style:style>
    <style:style style:name="T26" style:family="text">
      <style:text-properties officeooo:rsid="407bd21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83585864" text:style-name="L1">
        <text:list-item>
          <text:p text:style-name="P1"><text:bookmark-start text:name="內捲"/>內捲<text:bookmark-end text:name="內捲"/></text:p>
          <text:list>
            <text:list-item>
              <text:p text:style-name="P5">內捲 是 模式僵化。</text:p>
              <text:list>
                <text:list-item>
                  <text:p text:style-name="P2">內捲 是 <text:span text:style-name="T11">某一特定</text:span>模式 不變<text:span text:style-name="T11"> 的 情況之下</text:span>，不斷 <text:span text:style-name="T11">增加、</text:span>提升 <text:span text:style-name="T11">某一特定內在</text:span>個體<text:span text:style-name="T11">的 現象</text:span>。</text:p>
                </text:list-item>
                <text:list-item>
                  <text:p text:style-name="P6">內捲 是（亞歷山<text:span text:style-name="T4">大·高</text:span>登威瑟 認定的）內捲。</text:p>
                  <text:list>
                    <text:list-item>
                      <text:p text:style-name="P7">亞歷山<text:span text:style-name="T4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8">內捲 是（克里福德<text:span text:style-name="T3">·</text:span>蓋爾茲 認定的）內捲。</text:p>
                  <text:list>
                    <text:list-item>
                      <text:p text:style-name="P9">克里福德蓋爾茲 認定，農業模式 不變 的 情況之下，不斷增加 人力的 現象。</text:p>
                    </text:list-item>
                    <text:list-item>
                      <text:p text:style-name="P9">明顯例子，連鎖店。</text:p>
                      <text:list>
                        <text:list-item>
                          <text:p text:style-name="P10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內捲 是 內在物質的 變化、變化方式 僵化。</text:p>
              <text:list>
                <text:list-item>
                  <text:p text:style-name="P11">內捲 是 個體的 想像力 禁錮、固化、僵化。</text:p>
                </text:list-item>
                <text:list-item>
                  <text:p text:style-name="P11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11">、重現</text:span>、優化<text:span text:style-name="T11">（曾經的、過去的）成功經驗、成功案例、</text:span>成功方法。</text:p>
                </text:list-item>
                <text:list-item>
                  <text:p text:style-name="P12">明顯例子，假定，人類 處在 農業時代。</text:p>
                  <text:list>
                    <text:list-item>
                      <text:p text:style-name="P12">人類 會以 農業時代的 思維、方式 思想、決策、行動。</text:p>
                      <text:list>
                        <text:list-item>
                          <text:p text:style-name="P12">明顯例子，早上、太陽出現、雞叫聲出現 →<text:span text:style-name="T6"> </text:span>起床。</text:p>
                          <text:list>
                            <text:list-item>
                              <text:p text:style-name="P23">生 更多的 小孩 <text:span text:style-name="T20">↔</text:span><text:span text:style-name="T19"> 種 更多的 農田</text:span>。</text:p>
                              <text:list>
                                <text:list-item>
                                  <text:p text:style-name="P12">人力 不夠 →<text:span text:style-name="T6"> </text:span>生更多的小孩、增加更多的人力。</text:p>
                                </text:list-item>
                                <text:list-item>
                                  <text:p text:style-name="P30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2">黃昏 →<text:span text:style-name="T6"> </text:span>回家、休息。</text:p>
                            </text:list-item>
                            <text:list-item>
                              <text:p text:style-name="P11">農業時代的 內捲 是，生 更多的 小孩 <text:span text:style-name="T8">↔</text:span><text:span text:style-name="T7"> 種 更多的 農田</text:span>。</text:p>
                            </text:list-item>
                            <text:list-item>
                              <text:p text:style-name="P13">農業時代的 人類的 想像力 禁錮、固化、僵化 在 天、地、人。</text:p>
                              <text:list>
                                <text:list-item>
                                  <text:p text:style-name="P13">天 的 明顯例子，太陽、天氣、四季。</text:p>
                                </text:list-item>
                                <text:list-item>
                                  <text:p text:style-name="P13">地 的 明顯例子，土壤、地形、河川。</text:p>
                                </text:list-item>
                                <text:list-item>
                                  <text:p text:style-name="P13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4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5">明顯例子，擠出 更多的 生活時間、閒暇思考時間 <text:span text:style-name="T21">↔</text:span><text:span text:style-name="T19"> 釋出 更多的 工時、沒意義的工作</text:span>。</text:p>
                  <text:list>
                    <text:list-item>
                      <text:p text:style-name="P29">生活時間 是（生存時間、生活時間 的）生活時間。</text:p>
                    </text:list-item>
                    <text:list-item>
                      <text:p text:style-name="P24">生活時間、閒暇思考時間 太多 →<text:span text:style-name="T22"> 每年物價通膨、拉長工時、釋出更多的沒意義的工作。</text:span></text:p>
                      <text:list>
                        <text:list-item>
                          <text:p text:style-name="P26">讓 國民群（專注在）追著 錢 跑。</text:p>
                          <text:list>
                            <text:list-item>
                              <text:p text:style-name="P27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明顯例子，（<text:span text:style-name="T12">YouTube</text:span>）世<text:span text:style-name="T4">上</text:span><text:span text:style-name="T15">40%工</text:span><text:span text:style-name="T25">作根本沒意義！各行各業內幕大爆料！你的工作是狗</text:span><text:span text:style-name="T15">屁嗎？工作的意義與價值為何？資本主義創造狗屁工作？書來面對EP21</text:span><text:span text:style-name="T14">《狗屁工作》 David Gr</text:span><text:span text:style-name="T16">ae</text:span><text:span text:style-name="T14">ber</text:span><text:span text:style-name="T18">｜說書【人類學/社會學】</text:span>。</text:p>
                      <text:list>
                        <text:list-item>
                          <text:p text:style-name="P22">資本主義，釋出 更多的 白領的 沒意義的工作。</text:p>
                          <text:list>
                            <text:list-item>
                              <text:p text:style-name="P22">社會貢獻 越高，領到薪水 越低。</text:p>
                            </text:list-item>
                            <text:list-item>
                              <text:p text:style-name="P22">資本 先於 勞動。</text:p>
                            </text:list-item>
                          </text:list>
                        </text:list-item>
                        <text:list-item>
                          <text:p text:style-name="P22">共產主義，釋出 更多的 藍領的 沒意義的工作。</text:p>
                        </text:list-item>
                        <text:list-item>
                          <text:p text:style-name="P22">全民基本收入，讓 工作、生計 脫鉤。</text:p>
                        </text:list-item>
                      </text:list>
                    </text:list-item>
                    <text:list-item>
                      <text:p text:style-name="P22">明顯例子，（<text:span text:style-name="T12">YouTube</text:span>）人類<text:span text:style-name="T4">有</text:span><text:span text:style-name="T14">40%</text:span><text:span text:style-name="T18">的工作沒意義？這</text:span><text:span text:style-name="T17">5</text:span><text:span text:style-name="T18">種被公認「最狗屁」的工作，到底為何要存在？《七七說書》</text:span><text:span text:style-name="T17">EP042｜志棋七七</text:span>。</text:p>
                    </text:list-item>
                  </text:list>
                </text:list-item>
              </text:list>
            </text:list-item>
            <text:list-item>
              <text:p text:style-name="P11">反內捲。</text:p>
              <text:list>
                <text:list-item>
                  <text:p text:style-name="P3">反內捲 是 改變 <text:span text:style-name="T11">某一特定</text:span>模式。</text:p>
                  <text:list>
                    <text:list-item>
                      <text:p text:style-name="P15">反內捲 不是 為了 改變（原有的）某一特定模式，而 改變（原有的）該模式。</text:p>
                    </text:list-item>
                    <text:list-item>
                      <text:p text:style-name="P16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11"> 個體、群體找出</text:span>有效的<text:span text:style-name="T11">某一特定</text:span>模式<text:span text:style-name="T11">之後，</text:span>改變、取代<text:span text:style-name="T11">（</text:span>原有的<text:span text:style-name="T11">）該</text:span>模式。</text:p>
                        </text:list-item>
                      </text:list>
                    </text:list-item>
                    <text:list-item>
                      <text:p text:style-name="P11">反內捲 是 想出、提出、實作 新的 知識、概念、方法。</text:p>
                    </text:list-item>
                  </text:list>
                </text:list-item>
                <text:list-item>
                  <text:p text:style-name="P11">反內捲 的 明顯例子，創新、打破傳統。</text:p>
                  <text:list>
                    <text:list-item>
                      <text:p text:style-name="P17">明顯例子，改變 生產模式、產業模式、文明模式。</text:p>
                      <text:list>
                        <text:list-item>
                          <text:p text:style-name="P10">工業革命，改變 生產模式，從 紡織工人 改變成 紡織機。</text:p>
                        </text:list-item>
                        <text:list-item>
                          <text:p text:style-name="P10">特斯拉（公司），改變 產業模式，從 電動車 改變成 電動車、人形機器人。</text:p>
                        </text:list-item>
                        <text:list-item>
                          <text:p text:style-name="P18">人類文明，改變 文明模式，從 起源革命 改變成 認知革命。</text:p>
                          <text:list>
                            <text:list-item>
                              <text:p text:style-name="P31"><text:span text:style-name="T5">（相關描述在 </text:span><text:span text:style-name="T1">歷史</text:span><text:span text:style-name="T5"> 文件群的 </text:span><text:span text:style-name="T2">人類文明</text:span><text:span text:style-name="T5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">反內捲 <text:span text:style-name="T9">↔</text:span> 提升 文明程度、群體程度、個體程度。</text:p>
                  <text:list>
                    <text:list-item>
                      <text:p text:style-name="P19">明顯例子<text:span text:style-name="T10">，</text:span>農業革命，改變 生產模式，從 採集、狩獵、露營 改變成 耕田、圈養、定居。</text:p>
                    </text:list-item>
                    <text:list-item>
                      <text:p text:style-name="P20">明顯例子<text:span text:style-name="T10">，</text:span>工業革命，改變 生產模式，從 紡織工人 改變成 紡織機。</text:p>
                    </text:list-item>
                    <text:list-item>
                      <text:p text:style-name="P21">明顯例子<text:span text:style-name="T10">，AI</text:span>革命，改變 生產模式，從 人工的電腦特效 改變成 <text:span text:style-name="T3">AI的電腦</text:span>特效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3T11:52:36.152000000</dc:date>
    <meta:editing-duration>P16DT7H19M51S</meta:editing-duration>
    <meta:editing-cycles>15225</meta:editing-cycles>
    <meta:document-statistic meta:table-count="0" meta:image-count="0" meta:object-count="0" meta:page-count="1" meta:paragraph-count="54" meta:word-count="1361" meta:character-count="1627" meta:non-whitespace-character-count="1450"/>
  </office:meta>
</office:document-meta>
</file>